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ebo" svg:font-family="Heebo, sans-serif"/>
    <style:font-face style:name="Open Sans" svg:font-family="'Open Sans', sans-serif"/>
    <style:font-face style:name="Ubuntu" svg:font-family="Ubuntu, sans-serif"/>
    <style:font-face style:name="arial" svg:font-family="arial, sans-serif"/>
    <style:font-face style:name="muli" svg:font-family="mul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c142" officeooo:paragraph-rsid="00138460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rsid="0014c142" officeooo:paragraph-rsid="0014c142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rsid="0015e0aa" officeooo:paragraph-rsid="0015e0aa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rsid="001747a2" officeooo:paragraph-rsid="001747a2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paragraph-rsid="0015e0aa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paragraph-rsid="001747a2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officeooo:paragraph-rsid="0018b579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Arial" fo:font-size="26pt" fo:font-weight="bold" officeooo:rsid="00138460" officeooo:paragraph-rsid="00138460" style:font-size-asian="26pt" style:font-weight-asian="bold" style:font-size-complex="26pt" style:font-weight-complex="bold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italic" fo:font-weight="normal" style:font-size-asian="12pt" style:font-style-asian="italic" style:font-size-complex="12pt" style:font-style-complex="italic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15e0aa"/>
    </style:style>
    <style:style style:name="T5" style:family="text">
      <style:text-properties fo:font-variant="normal" fo:text-transform="none" fo:letter-spacing="normal" fo:font-style="normal" fo:font-weight="normal" officeooo:rsid="001747a2"/>
    </style:style>
    <style:style style:name="T6" style:family="text">
      <style:text-properties fo:font-variant="normal" fo:text-transform="none" fo:letter-spacing="normal" fo:font-style="normal" fo:font-weight="normal" officeooo:rsid="0018b579"/>
    </style:style>
    <style:style style:name="T7" style:family="text">
      <style:text-properties fo:font-variant="normal" fo:text-transform="none" fo:letter-spacing="normal" fo:font-style="normal" fo:font-weight="normal" officeooo:rsid="0019a9c3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bold" officeooo:rsid="0018b579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officeooo:rsid="0015e0aa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bold" officeooo:rsid="001747a2" style:font-weight-asian="bold" style:font-weight-complex="bold"/>
    </style:style>
    <style:style style:name="T12" style:family="text">
      <style:text-properties officeooo:rsid="0015e0aa"/>
    </style:style>
    <style:style style:name="T13" style:family="text">
      <style:text-properties fo:color="#000000" loext:opacity="100%" style:font-name="Arial" fo:font-size="12pt" fo:font-style="italic" style:font-size-asian="12pt" style:font-style-asian="italic" style:font-size-complex="12pt" style:font-style-complex="italic"/>
    </style:style>
    <style:style style:name="T14" style:family="text">
      <style:text-properties officeooo:rsid="0018b579"/>
    </style:style>
    <style:style style:name="T15" style:family="text">
      <style:text-properties fo:font-weight="bold" officeooo:rsid="0015e0aa" style:font-weight-asian="bold" style:font-weight-complex="bold"/>
    </style:style>
    <style:style style:name="T16" style:family="text">
      <style:text-properties officeooo:rsid="0019a9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olution<text:span text:style-name="T16"> technique</text:span></text:p>
      <text:p text:style-name="P1"><text:span text:style-name="T13"/></text:p>
      <text:p text:style-name="P1"><text:span text:style-name="T13"/></text:p>
      <text:p text:style-name="P2"><text:span text:style-name="T3"/></text:p>
      <text:p text:style-name="P3"><text:span text:style-name="T8">Langage </text:span><text:span text:style-name="T9">de programmation</text:span><text:span text:style-name="T6"> </text:span><text:span text:style-name="T3"><text:s/>: Python </text:span></text:p>
      <text:p text:style-name="P5"><text:span text:style-name="T9">P</text:span><text:span text:style-name="T10">ourquoi?</text:span><text:span text:style-name="T4"> </text:span><text:span text:style-name="T6">I</text:span><text:span text:style-name="T3">l permet aux développeurs de communiquer avec le système d'exploitation via le module « os ».</text:span></text:p>
      <text:p text:style-name="P3"><text:span text:style-name="T3"/></text:p>
      <text:p text:style-name="P3"><text:span text:style-name="T8">Framework</text:span><text:span text:style-name="T3">: Django </text:span></text:p>
      <text:p text:style-name="P5"><text:span text:style-name="T9">P</text:span><text:span text:style-name="T10">ourquoi?</text:span><text:span text:style-name="T4"> </text:span><text:span text:style-name="T3">Django s'adapte à toutes les structures de web app</text:span><text:span text:style-name="T7">lication</text:span><text:span text:style-name="T3"> modernes. </text:span></text:p>
      <text:p text:style-name="P2"><text:span text:style-name="T3"/></text:p>
      <text:p text:style-name="P2"><text:span text:style-name="T11">L</text:span><text:span text:style-name="T8">ogiciel de serveur web</text:span>: <text:span text:style-name="T12">APACHE </text:span></text:p>
      <text:p text:style-name="P5"><text:span text:style-name="T15">Pourquoi?</text:span><text:span text:style-name="T12"> </text:span><text:span text:style-name="T14">Le logiciel est </text:span><text:span text:style-name="T3">gratuit, open-source,</text:span> <text:span text:style-name="T3">populaire et robuste.</text:span></text:p>
      <text:p text:style-name="P5"><text:span text:style-name="T3"/></text:p>
      <text:p text:style-name="P4"><text:span text:style-name="T8">Base de donnée</text:span><text:span text:style-name="T3">: MySQL </text:span></text:p>
      <text:p text:style-name="P7"><text:span text:style-name="T9">P</text:span><text:span text:style-name="T11">ourquoi</text:span><text:span text:style-name="T5">? </text:span><text:span text:style-name="T6">Le logiciel est f</text:span><text:span text:style-name="T3">acile à utiliser, gratuit, le plus populaire </text:span><text:span text:style-name="T6">et </text:span><text:span text:style-name="T3">s’intègre facilement à d’autres logiciels de base de données.</text:span></text:p>
      <text:p text:style-name="P6"><text:span text:style-name="T3"/></text:p>
      <text:p text:style-name="P4"><text:span text:style-name="T8">Système de paiement</text:span><text:span text:style-name="T3"> : Stripe</text:span></text:p>
      <text:p text:style-name="P6"><text:span text:style-name="T9">P</text:span><text:span text:style-name="T11">ourquoi</text:span><text:span text:style-name="T5">? </text:span><text:span text:style-name="T7">U</text:span><text:span text:style-name="T3">n moyen simple d'accepter des paiements en ligne, sans frais d'installation ni frais mensuels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ebo" svg:font-family="Heebo, sans-serif"/>
    <style:font-face style:name="Open Sans" svg:font-family="'Open Sans', sans-serif"/>
    <style:font-face style:name="Ubuntu" svg:font-family="Ubuntu, sans-serif"/>
    <style:font-face style:name="arial" svg:font-family="arial, sans-serif"/>
    <style:font-face style:name="muli" svg:font-family="muli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9:07:53.288000000</meta:creation-date>
    <dc:date>2021-10-09T11:54:44.707000000</dc:date>
    <meta:editing-duration>PT5M10S</meta:editing-duration>
    <meta:editing-cycles>1</meta:editing-cycles>
    <meta:document-statistic meta:table-count="0" meta:image-count="0" meta:object-count="0" meta:page-count="1" meta:paragraph-count="11" meta:word-count="96" meta:character-count="647" meta:non-whitespace-character-count="555"/>
    <meta:generator>LibreOffice/7.1.0.3$Windows_X86_64 LibreOffice_project/f6099ecf3d29644b5008cc8f48f42f4a40986e4c</meta:generator>
  </office:meta>
</office:document-meta>
</file>